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7pt" svg:height="13.44pt" svg:x="767.99pt" svg:y="140.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868.88pt" svg:height="472.51pt" svg:x="1262.07pt" svg:y="14.74pt">
            <draw:object draw:notify-on-update-of-ranges="Sheet1.M12:Sheet1.M34 Sheet1.N11:Sheet1.N11 Sheet1.N12:Sheet1.N34 Sheet1.O11:Sheet1.O11 Sheet1.O12:Sheet1.O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453.51pt" svg:height="255.09pt" svg:x="1729.02pt" svg:y="526.62pt">
            <draw:object draw:notify-on-update-of-ranges="Sheet1.C12:Sheet1.C15 Sheet1.D10:Sheet1.D11 Sheet1.D12:Sheet1.D15 Sheet1.C12:Sheet1.C15 Sheet1.E10:Sheet1.E11 Sheet1.E12:Sheet1.E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453.51pt" svg:height="255.09pt" svg:x="1733.7pt" svg:y="832.71pt">
            <draw:object draw:notify-on-update-of-ranges="Sheet1.C18:Sheet1.C21 Sheet1.D17:Sheet1.D17 Sheet1.D18:Sheet1.D21 Sheet1.C18:Sheet1.C21 Sheet1.E17:Sheet1.E17 Sheet1.E18:Sheet1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1" svg:width="453.51pt" svg:height="255.09pt" svg:x="1215.84pt" svg:y="522.03pt">
            <draw:object draw:notify-on-update-of-ranges="Sheet1.C25:Sheet1.C28 Sheet1.D24:Sheet1.D24 Sheet1.D25:Sheet1.D28 Sheet1.C25:Sheet1.C28 Sheet1.E24:Sheet1.E24 Sheet1.E25:Sheet1.E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2" draw:text-style-name="P1" svg:width="453.51pt" svg:height="255.09pt" svg:x="1212.6pt" svg:y="831.03pt">
            <draw:object draw:notify-on-update-of-ranges="Sheet1.C31:Sheet1.C34 Sheet1.D30:Sheet1.D30 Sheet1.D31:Sheet1.D34 Sheet1.C31:Sheet1.C34 Sheet1.E30:Sheet1.E30 Sheet1.E31:Sheet1.E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2" draw:text-style-name="P1" svg:width="453.51pt" svg:height="255.09pt" svg:x="684.6pt" svg:y="512.67pt">
            <draw:object draw:notify-on-update-of-ranges="Sheet1.I3:Sheet1.I9 Sheet1.I3:Sheet1.I9 Sheet1.J2:Sheet1.J2 Sheet1.J3:Sheet1.J9 Sheet1.I3:Sheet1.I9 Sheet1.K2:Sheet1.K2 Sheet1.K3:Sheet1.K9 Sheet1.I3:Sheet1.I9 Sheet1.L2:Sheet1.L2 Sheet1.L3:Sheet1.L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2" draw:text-style-name="P1" svg:width="453.51pt" svg:height="255.09pt" svg:x="178.36pt" svg:y="495.95pt">
            <draw:object draw:notify-on-update-of-ranges="Sheet1.F11:Sheet1.I11 Sheet1.F12:Sheet1.I12 Sheet1.F13:Sheet1.I13 Sheet1.F14:Sheet1.I14 Sheet1.F15:Sheet1.I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2" draw:text-style-name="P1" svg:width="453.51pt" svg:height="255.09pt" svg:x="682.61pt" svg:y="805.92pt">
            <draw:object draw:notify-on-update-of-ranges="Sheet1.E2:Sheet1.F2 Sheet1.D3:Sheet1.D3 Sheet1.E3:Sheet1.F3 Sheet1.D4:Sheet1.D4 Sheet1.E4:Sheet1.F4 Sheet1.D5:Sheet1.D5 Sheet1.E5:Sheet1.F5 Sheet1.D6:Sheet1.D6 Sheet1.E6:Sheet1.F6 Sheet1.D7:Sheet1.D7 Sheet1.E7:Sheet1.F7 Sheet1.D8:Sheet1.D8 Sheet1.E8:Sheet1.F8 Sheet1.D9:Sheet1.D9 Sheet1.E9:Sheet1.F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2" draw:text-style-name="P1" svg:width="453.51pt" svg:height="255.09pt" svg:x="181.28pt" svg:y="796.9pt">
            <draw:object draw:notify-on-update-of-ranges="Sheet1.F17:Sheet1.I17 Sheet1.F18:Sheet1.I18 Sheet1.F19:Sheet1.I19 Sheet1.F20:Sheet1.I20 Sheet1.F21:Sheet1.I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2" draw:text-style-name="P1" svg:width="453.51pt" svg:height="255.09pt" svg:x="179.43pt" svg:y="1099.93pt">
            <draw:object draw:notify-on-update-of-ranges="Sheet1.F24:Sheet1.I24 Sheet1.F25:Sheet1.I25 Sheet1.F26:Sheet1.I26 Sheet1.F27:Sheet1.I27 Sheet1.F28:Sheet1.I2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2" draw:text-style-name="P1" svg:width="453.51pt" svg:height="255.09pt" svg:x="166.85pt" svg:y="1406.27pt">
            <draw:object draw:notify-on-update-of-ranges="Sheet1.F30:Sheet1.I30 Sheet1.F31:Sheet1.I31 Sheet1.F32:Sheet1.I32 Sheet1.F33:Sheet1.I33 Sheet1.F34:Sheet1.I3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erial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UPSexec</text:p>
          </table:table-cell>
          <table:table-cell office:value-type="string" calcext:value-type="string">
            <text:p>CUPScalc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alcTIme</text:p>
          </table:table-cell>
          <table:table-cell office:value-type="string" calcext:value-type="string">
            <text:p>Trace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92545" calcext:value-type="float">
            <text:p>992545</text:p>
          </table:table-cell>
          <table:table-cell office:value-type="float" office:value="9827352" calcext:value-type="float">
            <text:p>98273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17" calcext:value-type="float">
            <text:p>1.7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428390" calcext:value-type="float">
            <text:p>2428390</text:p>
          </table:table-cell>
          <table:table-cell office:value-type="float" office:value="13781285" calcext:value-type="float">
            <text:p>137812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26" calcext:value-type="float">
            <text:p>2.6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478966" calcext:value-type="float">
            <text:p>6478966</text:p>
          </table:table-cell>
          <table:table-cell office:value-type="float" office:value="16149915" calcext:value-type="float">
            <text:p>161499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037" calcext:value-type="float">
            <text:p>3.7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434917" calcext:value-type="float">
            <text:p>14434917</text:p>
          </table:table-cell>
          <table:table-cell office:value-type="float" office:value="26635270" calcext:value-type="float">
            <text:p>266352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556" calcext:value-type="float">
            <text:p>0.0005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426930" calcext:value-type="float">
            <text:p>18426930</text:p>
          </table:table-cell>
          <table:table-cell office:value-type="float" office:value="24088630" calcext:value-type="float">
            <text:p>240886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5927" calcext:value-type="float">
            <text:p>0.005927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4534" calcext:value-type="float">
            <text:p>0.0045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5435844" calcext:value-type="float">
            <text:p>45435844</text:p>
          </table:table-cell>
          <table:table-cell office:value-type="float" office:value="52870704" calcext:value-type="float">
            <text:p>5287070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9.520815" calcext:value-type="float">
            <text:p>439.520815</text:p>
          </table:table-cell>
          <table:table-cell office:value-type="float" office:value="377.713911" calcext:value-type="float">
            <text:p>377.713911</text:p>
          </table:table-cell>
          <table:table-cell office:value-type="float" office:value="46.582488" calcext:value-type="float">
            <text:p>46.5824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0870480" calcext:value-type="float">
            <text:p>40870480</text:p>
          </table:table-cell>
          <table:table-cell office:value-type="float" office:value="47158464" calcext:value-type="float">
            <text:p>4715846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77.42915" calcext:value-type="float">
            <text:p>977.42915</text:p>
          </table:table-cell>
          <table:table-cell office:value-type="float" office:value="847.101378" calcext:value-type="float">
            <text:p>847.101378</text:p>
          </table:table-cell>
          <table:table-cell office:value-type="float" office:value="97.763439" calcext:value-type="float">
            <text:p>97.763439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2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OMPa</text:p>
          </table:table-cell>
          <table:table-cell office:value-type="string" calcext:value-type="string">
            <text:p><text:span text:style-name="T1">ExecTime</text:span>9</text:p>
          </table:table-cell>
          <table:table-cell office:value-type="string" calcext:value-type="string">
            <text:p>ExecTime10</text:p>
          </table:table-cell>
          <table:table-cell office:value-type="string" calcext:value-type="string">
            <text:p>CUPS9e</text:p>
          </table:table-cell>
          <table:table-cell office:value-type="string" calcext:value-type="string">
            <text:p>CUPS9c</text:p>
          </table:table-cell>
          <table:table-cell office:value-type="string" calcext:value-type="string">
            <text:p>CUPS10e</text:p>
          </table:table-cell>
          <table:table-cell office:value-type="string" calcext:value-type="string">
            <text:p>CUPS10c</text:p>
          </table:table-cell>
          <table:table-cell table:number-columns-repeated="3"/>
          <table:table-cell office:value-type="string" calcext:value-type="string">
            <text:p>OMPa</text:p>
          </table:table-cell>
          <table:table-cell office:value-type="string" calcext:value-type="string">
            <text:p>SpeedUp-D9</text:p>
          </table:table-cell>
          <table:table-cell office:value-type="string" calcext:value-type="string">
            <text:p>SpeedUp-D10</text:p>
          </table:table-cell>
        </table:table-row>
        <table:table-row table:style-name="ro1">
          <table:table-cell office:value-type="string" calcext:value-type="string">
            <text:p>OM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2.45038" calcext:value-type="float">
            <text:p>432.45038</text:p>
          </table:table-cell>
          <table:table-cell office:value-type="float" office:value="869.342371" calcext:value-type="float">
            <text:p>869.342371</text:p>
          </table:table-cell>
          <table:table-cell office:value-type="float" office:value="46178708" calcext:value-type="float">
            <text:p>46178708</text:p>
          </table:table-cell>
          <table:table-cell office:value-type="float" office:value="54168432" calcext:value-type="float">
            <text:p>54168432</text:p>
          </table:table-cell>
          <table:table-cell office:value-type="float" office:value="45951976" calcext:value-type="float">
            <text:p>45951976</text:p>
          </table:table-cell>
          <table:table-cell office:value-type="float" office:value="53910372" calcext:value-type="float">
            <text:p>539103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formula="of:=[.J8]/[.D12]" office:value-type="float" office:value="1.01634970236354" calcext:value-type="float">
            <text:p>1.01634970236354</text:p>
          </table:table-cell>
          <table:table-cell table:formula="of:=[.J9]/[.E12]" office:value-type="float" office:value="1.1243316587407" calcext:value-type="float">
            <text:p>1.1243316587407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9.85735" calcext:value-type="float">
            <text:p>299.85735</text:p>
          </table:table-cell>
          <table:table-cell office:value-type="float" office:value="600.93037" calcext:value-type="float">
            <text:p>600.93037</text:p>
          </table:table-cell>
          <table:table-cell office:value-type="float" office:value="66598332" calcext:value-type="float">
            <text:p>66598332</text:p>
          </table:table-cell>
          <table:table-cell office:value-type="float" office:value="89539640" calcext:value-type="float">
            <text:p>89539640</text:p>
          </table:table-cell>
          <table:table-cell office:value-type="float" office:value="66476920" calcext:value-type="float">
            <text:p>66476920</text:p>
          </table:table-cell>
          <table:table-cell office:value-type="float" office:value="89444928" calcext:value-type="float">
            <text:p>894449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" table:formula="of:=[.J8]/[.D13]" office:value-type="float" office:value="1.46576635523525" calcext:value-type="float">
            <text:p>1.46576635523525</text:p>
          </table:table-cell>
          <table:table-cell table:formula="of:=[.J9]/[.E13]" office:value-type="float" office:value="1.62652646428903" calcext:value-type="float">
            <text:p>1.6265264642890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0.368844" calcext:value-type="float">
            <text:p>280.368844</text:p>
          </table:table-cell>
          <table:table-cell office:value-type="float" office:value="604.975194" calcext:value-type="float">
            <text:p>604.975194</text:p>
          </table:table-cell>
          <table:table-cell office:value-type="float" office:value="71227600" calcext:value-type="float">
            <text:p>71227600</text:p>
          </table:table-cell>
          <table:table-cell office:value-type="float" office:value="95729656" calcext:value-type="float">
            <text:p>95729656</text:p>
          </table:table-cell>
          <table:table-cell office:value-type="float" office:value="66032460" calcext:value-type="float">
            <text:p>66032460</text:p>
          </table:table-cell>
          <table:table-cell office:value-type="float" office:value="88874664" calcext:value-type="float">
            <text:p>8887466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formula="of:=[.J8]/[.D14]" office:value-type="float" office:value="1.56765212827999" calcext:value-type="float">
            <text:p>1.56765212827999</text:p>
          </table:table-cell>
          <table:table-cell table:formula="of:=[.J9]/[.E14]" office:value-type="float" office:value="1.61565161628759" calcext:value-type="float">
            <text:p>1.6156516162875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7.496152" calcext:value-type="float">
            <text:p>247.496152</text:p>
          </table:table-cell>
          <table:table-cell office:value-type="float" office:value="533.570333" calcext:value-type="float">
            <text:p>533.570333</text:p>
          </table:table-cell>
          <table:table-cell office:value-type="float" office:value="80688120" calcext:value-type="float">
            <text:p>80688120</text:p>
          </table:table-cell>
          <table:table-cell office:value-type="float" office:value="114581968" calcext:value-type="float">
            <text:p>114581968</text:p>
          </table:table-cell>
          <table:table-cell office:value-type="float" office:value="74869232" calcext:value-type="float">
            <text:p>74869232</text:p>
          </table:table-cell>
          <table:table-cell office:value-type="float" office:value="105255752" calcext:value-type="float">
            <text:p>10525575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" table:formula="of:=[.J8]/[.D15]" office:value-type="float" office:value="1.77586928705057" calcext:value-type="float">
            <text:p>1.77586928705057</text:p>
          </table:table-cell>
          <table:table-cell table:formula="of:=[.J9]/[.E15]" office:value-type="float" office:value="1.83186562210909" calcext:value-type="float">
            <text:p>1.8318656221090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OMPd</text:p>
          </table:table-cell>
          <table:table-cell office:value-type="string" calcext:value-type="string">
            <text:p>ExecTime9</text:p>
          </table:table-cell>
          <table:table-cell office:value-type="string" calcext:value-type="string">
            <text:p>ExecTime10</text:p>
          </table:table-cell>
          <table:table-cell office:value-type="string" calcext:value-type="string">
            <text:p>CUPS9e</text:p>
          </table:table-cell>
          <table:table-cell office:value-type="string" calcext:value-type="string">
            <text:p>CUPS9c</text:p>
          </table:table-cell>
          <table:table-cell office:value-type="string" calcext:value-type="string">
            <text:p>CUPS10e</text:p>
          </table:table-cell>
          <table:table-cell office:value-type="string" calcext:value-type="string">
            <text:p>CUPS10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2.869621" calcext:value-type="float">
            <text:p>262.869621</text:p>
          </table:table-cell>
          <table:table-cell office:value-type="float" office:value="559.172053" calcext:value-type="float">
            <text:p>559.172053</text:p>
          </table:table-cell>
          <table:table-cell office:value-type="float" office:value="47524416" calcext:value-type="float">
            <text:p>47524416</text:p>
          </table:table-cell>
          <table:table-cell office:value-type="float" office:value="56116808" calcext:value-type="float">
            <text:p>56116808</text:p>
          </table:table-cell>
          <table:table-cell office:value-type="float" office:value="44894680" calcext:value-type="float">
            <text:p>44894680</text:p>
          </table:table-cell>
          <table:table-cell office:value-type="float" office:value="53522572" calcext:value-type="float">
            <text:p>53522572</text:p>
          </table:table-cell>
          <table:table-cell table:number-columns-repeated="3"/>
          <table:table-cell office:value-type="string" calcext:value-type="string">
            <text:p>OMPd</text:p>
          </table:table-cell>
          <table:table-cell office:value-type="string" calcext:value-type="string">
            <text:p>SpeedUp-D9</text:p>
          </table:table-cell>
          <table:table-cell office:value-type="string" calcext:value-type="string">
            <text:p>SpeedUp-D10</text:p>
          </table:table-cell>
        </table:table-row>
        <table:table-row table:style-name="ro1">
          <table:table-cell office:value-type="string" calcext:value-type="string">
            <text:p>O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0.806591" calcext:value-type="float">
            <text:p>260.806591</text:p>
          </table:table-cell>
          <table:table-cell office:value-type="float" office:value="558.54453" calcext:value-type="float">
            <text:p>558.54453</text:p>
          </table:table-cell>
          <table:table-cell office:value-type="float" office:value="47900344" calcext:value-type="float">
            <text:p>47900344</text:p>
          </table:table-cell>
          <table:table-cell office:value-type="float" office:value="56520300" calcext:value-type="float">
            <text:p>56520300</text:p>
          </table:table-cell>
          <table:table-cell office:value-type="float" office:value="44945120" calcext:value-type="float">
            <text:p>44945120</text:p>
          </table:table-cell>
          <table:table-cell office:value-type="float" office:value="53348864" calcext:value-type="float">
            <text:p>533488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J8]/[.D18]" office:value-type="float" office:value="1.67201068471887" calcext:value-type="float">
            <text:p>1.67201068471887</text:p>
          </table:table-cell>
          <table:table-cell table:formula="of:=[.J9]/[.E18]" office:value-type="float" office:value="1.74799356433502" calcext:value-type="float">
            <text:p>1.74799356433502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8.92849" calcext:value-type="float">
            <text:p>258.92849</text:p>
          </table:table-cell>
          <table:table-cell office:value-type="float" office:value="542.425973" calcext:value-type="float">
            <text:p>542.425973</text:p>
          </table:table-cell>
          <table:table-cell office:value-type="float" office:value="48247780" calcext:value-type="float">
            <text:p>48247780</text:p>
          </table:table-cell>
          <table:table-cell office:value-type="float" office:value="56883640" calcext:value-type="float">
            <text:p>56883640</text:p>
          </table:table-cell>
          <table:table-cell office:value-type="float" office:value="46280696" calcext:value-type="float">
            <text:p>46280696</text:p>
          </table:table-cell>
          <table:table-cell office:value-type="float" office:value="54784352" calcext:value-type="float">
            <text:p>547843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J8]/[.D19]" office:value-type="float" office:value="1.68523660891684" calcext:value-type="float">
            <text:p>1.68523660891684</text:p>
          </table:table-cell>
          <table:table-cell table:formula="of:=[.J9]/[.E19]" office:value-type="float" office:value="1.74995742953565" calcext:value-type="float">
            <text:p>1.7499574295356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8.469434" calcext:value-type="float">
            <text:p>258.469434</text:p>
          </table:table-cell>
          <table:table-cell office:value-type="float" office:value="566.904383" calcext:value-type="float">
            <text:p>566.904383</text:p>
          </table:table-cell>
          <table:table-cell office:value-type="float" office:value="48333472" calcext:value-type="float">
            <text:p>48333472</text:p>
          </table:table-cell>
          <table:table-cell office:value-type="float" office:value="57046160" calcext:value-type="float">
            <text:p>57046160</text:p>
          </table:table-cell>
          <table:table-cell office:value-type="float" office:value="44282336" calcext:value-type="float">
            <text:p>44282336</text:p>
          </table:table-cell>
          <table:table-cell office:value-type="float" office:value="52663868" calcext:value-type="float">
            <text:p>5266386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J8]/[.D20]" office:value-type="float" office:value="1.69746023313232" calcext:value-type="float">
            <text:p>1.69746023313232</text:p>
          </table:table-cell>
          <table:table-cell table:formula="of:=[.J9]/[.E20]" office:value-type="float" office:value="1.80195860569531" calcext:value-type="float">
            <text:p>1.8019586056953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formula="of:=[.J8]/[.D21]" office:value-type="float" office:value="1.70047501632243" calcext:value-type="float">
            <text:p>1.70047501632243</text:p>
          </table:table-cell>
          <table:table-cell table:formula="of:=[.J9]/[.E21]" office:value-type="float" office:value="1.7241516899685" calcext:value-type="float">
            <text:p>1.724151689968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OSIX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POSIXa</text:p>
          </table:table-cell>
          <table:table-cell office:value-type="string" calcext:value-type="string">
            <text:p>ExecTime9</text:p>
          </table:table-cell>
          <table:table-cell office:value-type="string" calcext:value-type="string">
            <text:p>ExecTime10</text:p>
          </table:table-cell>
          <table:table-cell office:value-type="string" calcext:value-type="string">
            <text:p>CUPS9e</text:p>
          </table:table-cell>
          <table:table-cell office:value-type="string" calcext:value-type="string">
            <text:p>CUPS9c</text:p>
          </table:table-cell>
          <table:table-cell office:value-type="string" calcext:value-type="string">
            <text:p>CUPS10e</text:p>
          </table:table-cell>
          <table:table-cell office:value-type="string" calcext:value-type="string">
            <text:p>CUPS10c</text:p>
          </table:table-cell>
          <table:table-cell table:number-columns-repeated="3"/>
          <table:table-cell office:value-type="string" calcext:value-type="string">
            <text:p>POSIXa</text:p>
          </table:table-cell>
          <table:table-cell office:value-type="string" calcext:value-type="string">
            <text:p>SpeedUp-D9</text:p>
          </table:table-cell>
          <table:table-cell office:value-type="string" calcext:value-type="string">
            <text:p>SpeedUp-D10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0.427165" calcext:value-type="float">
            <text:p>370.427165</text:p>
          </table:table-cell>
          <table:table-cell office:value-type="float" office:value="739.97755" calcext:value-type="float">
            <text:p>739.97755</text:p>
          </table:table-cell>
          <table:table-cell office:value-type="float" office:value="53910732" calcext:value-type="float">
            <text:p>53910732</text:p>
          </table:table-cell>
          <table:table-cell office:value-type="float" office:value="65017284" calcext:value-type="float">
            <text:p>65017284</text:p>
          </table:table-cell>
          <table:table-cell office:value-type="float" office:value="53985420" calcext:value-type="float">
            <text:p>53985420</text:p>
          </table:table-cell>
          <table:table-cell office:value-type="float" office:value="65089488" calcext:value-type="float">
            <text:p>650894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J8]/[.D25]" office:value-type="float" office:value="1.18652425234526" calcext:value-type="float">
            <text:p>1.18652425234526</text:p>
          </table:table-cell>
          <table:table-cell table:formula="of:=[.J9]/[.E25]" office:value-type="float" office:value="1.32089027565769" calcext:value-type="float">
            <text:p>1.3208902756576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8.419718" calcext:value-type="float">
            <text:p>348.419718</text:p>
          </table:table-cell>
          <table:table-cell office:value-type="float" office:value="702.692454" calcext:value-type="float">
            <text:p>702.692454</text:p>
          </table:table-cell>
          <table:table-cell office:value-type="float" office:value="57315928" calcext:value-type="float">
            <text:p>57315928</text:p>
          </table:table-cell>
          <table:table-cell office:value-type="float" office:value="68454792" calcext:value-type="float">
            <text:p>68454792</text:p>
          </table:table-cell>
          <table:table-cell office:value-type="float" office:value="56849904" calcext:value-type="float">
            <text:p>56849904</text:p>
          </table:table-cell>
          <table:table-cell office:value-type="float" office:value="67971984" calcext:value-type="float">
            <text:p>679719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J8]/[.D26]" office:value-type="float" office:value="1.26146940684913" calcext:value-type="float">
            <text:p>1.26146940684913</text:p>
          </table:table-cell>
          <table:table-cell table:formula="of:=[.J9]/[.E26]" office:value-type="float" office:value="1.39097715428149" calcext:value-type="float">
            <text:p>1.3909771542814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84.26237" calcext:value-type="float">
            <text:p>384.26237</text:p>
          </table:table-cell>
          <table:table-cell office:value-type="float" office:value="832.864206" calcext:value-type="float">
            <text:p>832.864206</text:p>
          </table:table-cell>
          <table:table-cell office:value-type="float" office:value="51969700" calcext:value-type="float">
            <text:p>51969700</text:p>
          </table:table-cell>
          <table:table-cell office:value-type="float" office:value="62024460" calcext:value-type="float">
            <text:p>62024460</text:p>
          </table:table-cell>
          <table:table-cell office:value-type="float" office:value="47964600" calcext:value-type="float">
            <text:p>47964600</text:p>
          </table:table-cell>
          <table:table-cell office:value-type="float" office:value="57768740" calcext:value-type="float">
            <text:p>577687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J8]/[.D27]" office:value-type="float" office:value="1.14380394572594" calcext:value-type="float">
            <text:p>1.14380394572594</text:p>
          </table:table-cell>
          <table:table-cell table:formula="of:=[.J9]/[.E27]" office:value-type="float" office:value="1.17357564769688" calcext:value-type="float">
            <text:p>1.1735756476968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54.404378" calcext:value-type="float">
            <text:p>354.404378</text:p>
          </table:table-cell>
          <table:table-cell office:value-type="float" office:value="716.837633" calcext:value-type="float">
            <text:p>716.837633</text:p>
          </table:table-cell>
          <table:table-cell office:value-type="float" office:value="56348060" calcext:value-type="float">
            <text:p>56348060</text:p>
          </table:table-cell>
          <table:table-cell office:value-type="float" office:value="67306528" calcext:value-type="float">
            <text:p>67306528</text:p>
          </table:table-cell>
          <table:table-cell office:value-type="float" office:value="55728100" calcext:value-type="float">
            <text:p>55728100</text:p>
          </table:table-cell>
          <table:table-cell office:value-type="float" office:value="66658160" calcext:value-type="float">
            <text:p>666581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J8]/[.D28]" office:value-type="float" office:value="1.24016756644016" calcext:value-type="float">
            <text:p>1.24016756644016</text:p>
          </table:table-cell>
          <table:table-cell table:formula="of:=[.J9]/[.E28]" office:value-type="float" office:value="1.36352934751683" calcext:value-type="float">
            <text:p>1.3635293475168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OSIX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POSIXc</text:p>
          </table:table-cell>
          <table:table-cell office:value-type="string" calcext:value-type="string">
            <text:p>ExecTime9</text:p>
          </table:table-cell>
          <table:table-cell office:value-type="string" calcext:value-type="string">
            <text:p>ExecTime10</text:p>
          </table:table-cell>
          <table:table-cell office:value-type="string" calcext:value-type="string">
            <text:p>CUPS9e</text:p>
          </table:table-cell>
          <table:table-cell office:value-type="string" calcext:value-type="string">
            <text:p>CUPS9c</text:p>
          </table:table-cell>
          <table:table-cell office:value-type="string" calcext:value-type="string">
            <text:p>CUPS10e</text:p>
          </table:table-cell>
          <table:table-cell office:value-type="string" calcext:value-type="string">
            <text:p>CUPS10c</text:p>
          </table:table-cell>
          <table:table-cell table:number-columns-repeated="3"/>
          <table:table-cell office:value-type="string" calcext:value-type="string">
            <text:p>POSIXb</text:p>
          </table:table-cell>
          <table:table-cell office:value-type="string" calcext:value-type="string">
            <text:p>SpeedUp-D9</text:p>
          </table:table-cell>
          <table:table-cell office:value-type="string" calcext:value-type="string">
            <text:p>SpeedUp-D10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3.113231" calcext:value-type="float">
            <text:p>373.113231</text:p>
          </table:table-cell>
          <table:table-cell office:value-type="float" office:value="745.949357" calcext:value-type="float">
            <text:p>745.949357</text:p>
          </table:table-cell>
          <table:table-cell office:value-type="float" office:value="53522624" calcext:value-type="float">
            <text:p>53522624</text:p>
          </table:table-cell>
          <table:table-cell office:value-type="float" office:value="64545008" calcext:value-type="float">
            <text:p>64545008</text:p>
          </table:table-cell>
          <table:table-cell office:value-type="float" office:value="53553232" calcext:value-type="float">
            <text:p>53553232</text:p>
          </table:table-cell>
          <table:table-cell office:value-type="float" office:value="64576280" calcext:value-type="float">
            <text:p>645762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J8]/[.D31]" office:value-type="float" office:value="1.17798238840798" calcext:value-type="float">
            <text:p>1.17798238840798</text:p>
          </table:table-cell>
          <table:table-cell table:formula="of:=[.J9]/[.E31]" office:value-type="float" office:value="1.31031569479589" calcext:value-type="float">
            <text:p>1.3103156947958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52.341315" calcext:value-type="float">
            <text:p>352.341315</text:p>
          </table:table-cell>
          <table:table-cell office:value-type="float" office:value="708.518332" calcext:value-type="float">
            <text:p>708.518332</text:p>
          </table:table-cell>
          <table:table-cell office:value-type="float" office:value="56677996" calcext:value-type="float">
            <text:p>56677996</text:p>
          </table:table-cell>
          <table:table-cell office:value-type="float" office:value="67660728" calcext:value-type="float">
            <text:p>67660728</text:p>
          </table:table-cell>
          <table:table-cell office:value-type="float" office:value="56382452" calcext:value-type="float">
            <text:p>56382452</text:p>
          </table:table-cell>
          <table:table-cell office:value-type="float" office:value="67376928" calcext:value-type="float">
            <text:p>673769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J8]/[.D32]" office:value-type="float" office:value="1.24742911571412" calcext:value-type="float">
            <text:p>1.24742911571412</text:p>
          </table:table-cell>
          <table:table-cell table:formula="of:=[.J9]/[.E32]" office:value-type="float" office:value="1.37953967576382" calcext:value-type="float">
            <text:p>1.3795396757638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3.77262" calcext:value-type="float">
            <text:p>353.77262</text:p>
          </table:table-cell>
          <table:table-cell office:value-type="float" office:value="749.362947" calcext:value-type="float">
            <text:p>749.362947</text:p>
          </table:table-cell>
          <table:table-cell office:value-type="float" office:value="56448688" calcext:value-type="float">
            <text:p>56448688</text:p>
          </table:table-cell>
          <table:table-cell office:value-type="float" office:value="67309472" calcext:value-type="float">
            <text:p>67309472</text:p>
          </table:table-cell>
          <table:table-cell office:value-type="float" office:value="53309280" calcext:value-type="float">
            <text:p>53309280</text:p>
          </table:table-cell>
          <table:table-cell office:value-type="float" office:value="64215988" calcext:value-type="float">
            <text:p>6421598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J8]/[.D33]" office:value-type="float" office:value="1.24238222562277" calcext:value-type="float">
            <text:p>1.24238222562277</text:p>
          </table:table-cell>
          <table:table-cell table:formula="of:=[.J9]/[.E33]" office:value-type="float" office:value="1.30434678404242" calcext:value-type="float">
            <text:p>1.3043467840424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55.328703" calcext:value-type="float">
            <text:p>355.328703</text:p>
          </table:table-cell>
          <table:table-cell office:value-type="float" office:value="714.916556" calcext:value-type="float">
            <text:p>714.916556</text:p>
          </table:table-cell>
          <table:table-cell office:value-type="float" office:value="56201480" calcext:value-type="float">
            <text:p>56201480</text:p>
          </table:table-cell>
          <table:table-cell office:value-type="float" office:value="67107808" calcext:value-type="float">
            <text:p>67107808</text:p>
          </table:table-cell>
          <table:table-cell office:value-type="float" office:value="55877848" calcext:value-type="float">
            <text:p>55877848</text:p>
          </table:table-cell>
          <table:table-cell office:value-type="float" office:value="66878348" calcext:value-type="float">
            <text:p>6687834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J8]/[.D34]" office:value-type="float" office:value="1.23694148907526" calcext:value-type="float">
            <text:p>1.23694148907526</text:p>
          </table:table-cell>
          <table:table-cell table:formula="of:=[.J9]/[.E34]" office:value-type="float" office:value="1.36719333437845" calcext:value-type="float">
            <text:p>1.36719333437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02:29:58.529338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06:25:50.193403234</meta:creation-date>
    <dc:date>2019-04-01T02:29:54.761454593</dc:date>
    <meta:editing-duration>PT9H28M55S</meta:editing-duration>
    <meta:editing-cycles>37</meta:editing-cycles>
    <meta:generator>LibreOffice/6.0.7.3$Linux_X86_64 LibreOffice_project/00m0$Build-3</meta:generator>
    <meta:document-statistic meta:table-count="1" meta:cell-count="268" meta:object-count="12"/>
  </office:meta>
</office:document-meta>
</file>

<file path=Object 1/content.xml><?xml version="1.0" encoding="utf-8"?>
<math xmlns="http://www.w3.org/1998/Math/MathML" display="block"/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567cm" svg:y="0.316cm" chart:style-name="ch2">
          <text:p>CUPS-OMPD</text:p>
        </chart:title>
        <chart:legend chart:legend-position="end" svg:x="13.737cm" svg:y="3.454cm" style:legend-expansion="high" chart:style-name="ch3"/>
        <chart:plot-area chart:style-name="ch4" table:cell-range-address="Sheet1.F17:Sheet1.I21" chart:data-source-has-labels="row" svg:x="0.32cm" svg:y="1.275cm" svg:width="13.097cm" svg:height="7.545cm">
          <chartooo:coordinate-region svg:x="3.096cm" svg:y="1.276cm" svg:width="7.544cm" svg:height="7.544cm"/>
          <chart:axis chart:dimension="x" chart:name="primary-x" chart:style-name="ch5" chartooo:axis-type="auto">
            <chartooo:date-scale/>
            <chart:categories table:cell-range-address="Sheet1.F17:Sheet1.I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18:Sheet1.I18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Sheet1.F19:Sheet1.I19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Sheet1.F20:Sheet1.I20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5" chart:values-cell-range-address="Sheet1.F21:Sheet1.I2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PS9e</text:p>
                <draw:g>
                  <svg:desc>Sheet1.F17:Sheet1.I17</svg:desc>
                </draw:g>
              </table:table-cell>
              <table:table-cell office:value-type="string">
                <text:p>CUPS9c</text:p>
              </table:table-cell>
              <table:table-cell office:value-type="string">
                <text:p>CUPS10e</text:p>
              </table:table-cell>
              <table:table-cell office:value-type="string">
                <text:p>CUPS10c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47524416">
                <text:p>47524416</text:p>
                <draw:g>
                  <svg:desc>Sheet1.F18:Sheet1.I18</svg:desc>
                </draw:g>
              </table:table-cell>
              <table:table-cell office:value-type="float" office:value="56116808">
                <text:p>56116808</text:p>
              </table:table-cell>
              <table:table-cell office:value-type="float" office:value="44894680">
                <text:p>44894680</text:p>
              </table:table-cell>
              <table:table-cell office:value-type="float" office:value="53522572">
                <text:p>53522572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47900344">
                <text:p>47900344</text:p>
                <draw:g>
                  <svg:desc>Sheet1.F19:Sheet1.I19</svg:desc>
                </draw:g>
              </table:table-cell>
              <table:table-cell office:value-type="float" office:value="56520300">
                <text:p>56520300</text:p>
              </table:table-cell>
              <table:table-cell office:value-type="float" office:value="44945120">
                <text:p>44945120</text:p>
              </table:table-cell>
              <table:table-cell office:value-type="float" office:value="53348864">
                <text:p>53348864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48247780">
                <text:p>48247780</text:p>
                <draw:g>
                  <svg:desc>Sheet1.F20:Sheet1.I20</svg:desc>
                </draw:g>
              </table:table-cell>
              <table:table-cell office:value-type="float" office:value="56883640">
                <text:p>56883640</text:p>
              </table:table-cell>
              <table:table-cell office:value-type="float" office:value="46280696">
                <text:p>46280696</text:p>
              </table:table-cell>
              <table:table-cell office:value-type="float" office:value="54784352">
                <text:p>54784352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48333472">
                <text:p>48333472</text:p>
                <draw:g>
                  <svg:desc>Sheet1.F21:Sheet1.I21</svg:desc>
                </draw:g>
              </table:table-cell>
              <table:table-cell office:value-type="float" office:value="57046160">
                <text:p>57046160</text:p>
              </table:table-cell>
              <table:table-cell office:value-type="float" office:value="44282336">
                <text:p>44282336</text:p>
              </table:table-cell>
              <table:table-cell office:value-type="float" office:value="52663868">
                <text:p>5266386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42cm" svg:y="0.316cm" chart:style-name="ch2">
          <text:p>CUPS -POSIXA</text:p>
        </chart:title>
        <chart:legend chart:legend-position="end" svg:x="13.737cm" svg:y="3.454cm" style:legend-expansion="high" chart:style-name="ch3"/>
        <chart:plot-area chart:style-name="ch4" table:cell-range-address="Sheet1.F24:Sheet1.I28" chart:data-source-has-labels="row" svg:x="0.32cm" svg:y="1.275cm" svg:width="13.097cm" svg:height="7.545cm">
          <chartooo:coordinate-region svg:x="3.096cm" svg:y="1.276cm" svg:width="7.544cm" svg:height="7.544cm"/>
          <chart:axis chart:dimension="x" chart:name="primary-x" chart:style-name="ch5" chartooo:axis-type="auto">
            <chartooo:date-scale/>
            <chart:categories table:cell-range-address="Sheet1.F24:Sheet1.I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25:Sheet1.I2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Sheet1.F26:Sheet1.I2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Sheet1.F27:Sheet1.I27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5" chart:values-cell-range-address="Sheet1.F28:Sheet1.I28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PS9e</text:p>
                <draw:g>
                  <svg:desc>Sheet1.F24:Sheet1.I24</svg:desc>
                </draw:g>
              </table:table-cell>
              <table:table-cell office:value-type="string">
                <text:p>CUPS9c</text:p>
              </table:table-cell>
              <table:table-cell office:value-type="string">
                <text:p>CUPS10e</text:p>
              </table:table-cell>
              <table:table-cell office:value-type="string">
                <text:p>CUPS10c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53910732">
                <text:p>53910732</text:p>
                <draw:g>
                  <svg:desc>Sheet1.F25:Sheet1.I25</svg:desc>
                </draw:g>
              </table:table-cell>
              <table:table-cell office:value-type="float" office:value="65017284">
                <text:p>65017284</text:p>
              </table:table-cell>
              <table:table-cell office:value-type="float" office:value="53985420">
                <text:p>53985420</text:p>
              </table:table-cell>
              <table:table-cell office:value-type="float" office:value="65089488">
                <text:p>6508948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57315928">
                <text:p>57315928</text:p>
                <draw:g>
                  <svg:desc>Sheet1.F26:Sheet1.I26</svg:desc>
                </draw:g>
              </table:table-cell>
              <table:table-cell office:value-type="float" office:value="68454792">
                <text:p>68454792</text:p>
              </table:table-cell>
              <table:table-cell office:value-type="float" office:value="56849904">
                <text:p>56849904</text:p>
              </table:table-cell>
              <table:table-cell office:value-type="float" office:value="67971984">
                <text:p>67971984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51969700">
                <text:p>51969700</text:p>
                <draw:g>
                  <svg:desc>Sheet1.F27:Sheet1.I27</svg:desc>
                </draw:g>
              </table:table-cell>
              <table:table-cell office:value-type="float" office:value="62024460">
                <text:p>62024460</text:p>
              </table:table-cell>
              <table:table-cell office:value-type="float" office:value="47964600">
                <text:p>47964600</text:p>
              </table:table-cell>
              <table:table-cell office:value-type="float" office:value="57768740">
                <text:p>57768740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56348060">
                <text:p>56348060</text:p>
                <draw:g>
                  <svg:desc>Sheet1.F28:Sheet1.I28</svg:desc>
                </draw:g>
              </table:table-cell>
              <table:table-cell office:value-type="float" office:value="67306528">
                <text:p>67306528</text:p>
              </table:table-cell>
              <table:table-cell office:value-type="float" office:value="55728100">
                <text:p>55728100</text:p>
              </table:table-cell>
              <table:table-cell office:value-type="float" office:value="66658160">
                <text:p>666581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95cm" svg:y="0.316cm" chart:style-name="ch2">
          <text:p>CUPS-POSIXC</text:p>
        </chart:title>
        <chart:legend chart:legend-position="end" svg:x="13.737cm" svg:y="3.454cm" style:legend-expansion="high" chart:style-name="ch3"/>
        <chart:plot-area chart:style-name="ch4" table:cell-range-address="Sheet1.F30:Sheet1.I34" chart:data-source-has-labels="row" svg:x="0.32cm" svg:y="1.275cm" svg:width="13.097cm" svg:height="7.545cm">
          <chartooo:coordinate-region svg:x="3.096cm" svg:y="1.276cm" svg:width="7.544cm" svg:height="7.544cm"/>
          <chart:axis chart:dimension="x" chart:name="primary-x" chart:style-name="ch5" chartooo:axis-type="auto">
            <chartooo:date-scale/>
            <chart:categories table:cell-range-address="Sheet1.F30:Sheet1.I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31:Sheet1.I3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Sheet1.F32:Sheet1.I3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Sheet1.F33:Sheet1.I3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5" chart:values-cell-range-address="Sheet1.F34:Sheet1.I3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PS9e</text:p>
                <draw:g>
                  <svg:desc>Sheet1.F30:Sheet1.I30</svg:desc>
                </draw:g>
              </table:table-cell>
              <table:table-cell office:value-type="string">
                <text:p>CUPS9c</text:p>
              </table:table-cell>
              <table:table-cell office:value-type="string">
                <text:p>CUPS10e</text:p>
              </table:table-cell>
              <table:table-cell office:value-type="string">
                <text:p>CUPS10c</text:p>
              </table:table-cell>
            </table:table-row>
          </table:table-header-rows>
          <table:table-rows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53522624">
                <text:p>53522624</text:p>
                <draw:g>
                  <svg:desc>Sheet1.F31:Sheet1.I31</svg:desc>
                </draw:g>
              </table:table-cell>
              <table:table-cell office:value-type="float" office:value="64545008">
                <text:p>64545008</text:p>
              </table:table-cell>
              <table:table-cell office:value-type="float" office:value="53553232">
                <text:p>53553232</text:p>
              </table:table-cell>
              <table:table-cell office:value-type="float" office:value="64576280">
                <text:p>64576280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56677996">
                <text:p>56677996</text:p>
                <draw:g>
                  <svg:desc>Sheet1.F32:Sheet1.I32</svg:desc>
                </draw:g>
              </table:table-cell>
              <table:table-cell office:value-type="float" office:value="67660728">
                <text:p>67660728</text:p>
              </table:table-cell>
              <table:table-cell office:value-type="float" office:value="56382452">
                <text:p>56382452</text:p>
              </table:table-cell>
              <table:table-cell office:value-type="float" office:value="67376928">
                <text:p>67376928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56448688">
                <text:p>56448688</text:p>
                <draw:g>
                  <svg:desc>Sheet1.F33:Sheet1.I33</svg:desc>
                </draw:g>
              </table:table-cell>
              <table:table-cell office:value-type="float" office:value="67309472">
                <text:p>67309472</text:p>
              </table:table-cell>
              <table:table-cell office:value-type="float" office:value="53309280">
                <text:p>53309280</text:p>
              </table:table-cell>
              <table:table-cell office:value-type="float" office:value="64215988">
                <text:p>64215988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56201480">
                <text:p>56201480</text:p>
                <draw:g>
                  <svg:desc>Sheet1.F34:Sheet1.I34</svg:desc>
                </draw:g>
              </table:table-cell>
              <table:table-cell office:value-type="float" office:value="67107808">
                <text:p>67107808</text:p>
              </table:table-cell>
              <table:table-cell office:value-type="float" office:value="55877848">
                <text:p>55877848</text:p>
              </table:table-cell>
              <table:table-cell office:value-type="float" office:value="66878348">
                <text:p>6687834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653cm" svg:height="16.67cm" xlink:href=".." xlink:type="simple" chart:class="chart:bar" chart:style-name="ch1">
        <chart:title svg:x="14.343cm" svg:y="0.176cm" chart:style-name="ch2">
          <text:p>SpeedUp</text:p>
        </chart:title>
        <chart:subtitle svg:x="14.008cm" svg:y="1.493cm" chart:style-name="ch3">
          <text:p>over threads(1-4)</text:p>
        </chart:subtitle>
        <chart:legend chart:legend-position="end" svg:x="27.781cm" svg:y="7.787cm" style:legend-expansion="high" chart:style-name="ch4"/>
        <chart:plot-area chart:style-name="ch5" table:cell-range-address="Sheet1.M12:Sheet1.O34 Sheet1.N11:Sheet1.O11" chart:data-source-has-labels="both" svg:x="2.304cm" svg:y="1.431cm" svg:width="24.101cm" svg:height="14.289cm">
          <chartooo:coordinate-region svg:x="3.031cm" svg:y="1.63cm" svg:width="23.374cm" svg:height="13.443cm"/>
          <chart:axis chart:dimension="x" chart:name="primary-x" chart:style-name="ch6" chartooo:axis-type="auto">
            <chartooo:date-scale/>
            <chart:categories table:cell-range-address="Sheet1.M12:Sheet1.M3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N12:Sheet1.N34" chart:label-cell-address="Sheet1.N11:Sheet1.N11" chart:class="chart:bar">
            <chart:data-point chart:repeated="23"/>
          </chart:series>
          <chart:series chart:style-name="ch10" chart:values-cell-range-address="Sheet1.O12:Sheet1.O34" chart:label-cell-address="Sheet1.O11:Sheet1.O11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-D9</text:p>
                <draw:g>
                  <svg:desc>Sheet1.N11:Sheet1.N11</svg:desc>
                </draw:g>
              </table:table-cell>
              <table:table-cell office:value-type="string">
                <text:p>SpeedUp-D10</text:p>
                <draw:g>
                  <svg:desc>Sheet1.O11:Sheet1.O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12:Sheet1.M34</svg:desc>
                </draw:g>
              </table:table-cell>
              <table:table-cell office:value-type="float" office:value="1.01634970236354">
                <text:p>1.01634970236354</text:p>
                <draw:g>
                  <svg:desc>Sheet1.N12:Sheet1.N34</svg:desc>
                </draw:g>
              </table:table-cell>
              <table:table-cell office:value-type="float" office:value="1.1243316587407">
                <text:p>1.1243316587407</text:p>
                <draw:g>
                  <svg:desc>Sheet1.O12:Sheet1.O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6576635523525">
                <text:p>1.46576635523525</text:p>
              </table:table-cell>
              <table:table-cell office:value-type="float" office:value="1.62652646428903">
                <text:p>1.626526464289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6765212827999">
                <text:p>1.56765212827999</text:p>
              </table:table-cell>
              <table:table-cell office:value-type="float" office:value="1.61565161628759">
                <text:p>1.615651616287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7586928705057">
                <text:p>1.77586928705057</text:p>
              </table:table-cell>
              <table:table-cell office:value-type="float" office:value="1.83186562210909">
                <text:p>1.8318656221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P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67201068471887">
                <text:p>1.67201068471887</text:p>
              </table:table-cell>
              <table:table-cell office:value-type="float" office:value="1.74799356433502">
                <text:p>1.747993564335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8523660891684">
                <text:p>1.68523660891684</text:p>
              </table:table-cell>
              <table:table-cell office:value-type="float" office:value="1.74995742953565">
                <text:p>1.749957429535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69746023313232">
                <text:p>1.69746023313232</text:p>
              </table:table-cell>
              <table:table-cell office:value-type="float" office:value="1.80195860569531">
                <text:p>1.801958605695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0047501632243">
                <text:p>1.70047501632243</text:p>
              </table:table-cell>
              <table:table-cell office:value-type="float" office:value="1.7241516899685">
                <text:p>1.7241516899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SIX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18652425234526">
                <text:p>1.18652425234526</text:p>
              </table:table-cell>
              <table:table-cell office:value-type="float" office:value="1.32089027565769">
                <text:p>1.320890275657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6146940684913">
                <text:p>1.26146940684913</text:p>
              </table:table-cell>
              <table:table-cell office:value-type="float" office:value="1.39097715428149">
                <text:p>1.390977154281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14380394572594">
                <text:p>1.14380394572594</text:p>
              </table:table-cell>
              <table:table-cell office:value-type="float" office:value="1.17357564769688">
                <text:p>1.173575647696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4016756644016">
                <text:p>1.24016756644016</text:p>
              </table:table-cell>
              <table:table-cell office:value-type="float" office:value="1.36352934751683">
                <text:p>1.36352934751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SIX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17798238840798">
                <text:p>1.17798238840798</text:p>
              </table:table-cell>
              <table:table-cell office:value-type="float" office:value="1.31031569479589">
                <text:p>1.3103156947958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4742911571412">
                <text:p>1.24742911571412</text:p>
              </table:table-cell>
              <table:table-cell office:value-type="float" office:value="1.37953967576382">
                <text:p>1.379539675763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4238222562277">
                <text:p>1.24238222562277</text:p>
              </table:table-cell>
              <table:table-cell office:value-type="float" office:value="1.30434678404242">
                <text:p>1.304346784042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3694148907526">
                <text:p>1.23694148907526</text:p>
              </table:table-cell>
              <table:table-cell office:value-type="float" office:value="1.36719333437845">
                <text:p>1.367193334378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OMPb</text:p>
        </chart:title>
        <chart:legend chart:legend-position="end" svg:x="12.725cm" svg:y="3.952cm" style:legend-expansion="high" chart:style-name="ch3"/>
        <chart:plot-area chart:style-name="ch4" table:cell-range-address="Sheet1.C18:Sheet1.E21 Sheet1.D17:Sheet1.E17" chart:data-source-has-labels="row" svg:x="0.32cm" svg:y="1.275cm" svg:width="12.085cm" svg:height="6.564cm">
          <chartooo:coordinate-region svg:x="1.127cm" svg:y="1.474cm" svg:width="11.038cm" svg:height="5.718cm"/>
          <chart:axis chart:dimension="x" chart:name="primary-x" chart:style-name="ch5">
            <chart:title svg:x="5.709cm" svg:y="8.019cm" chart:style-name="ch6">
              <text:p>Thread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D18:Sheet1.D21" chart:label-cell-address="Sheet1.D17:Sheet1.D17" chart:class="chart:scatter">
            <chart:domain table:cell-range-address="Sheet1.C18:Sheet1.C21"/>
            <chart:data-point chart:repeated="4"/>
          </chart:series>
          <chart:series chart:style-name="ch9" chart:values-cell-range-address="Sheet1.E18:Sheet1.E21" chart:label-cell-address="Sheet1.E17:Sheet1.E17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xecTime9</text:p>
                <draw:g>
                  <svg:desc>Sheet1.D17:Sheet1.D17</svg:desc>
                </draw:g>
              </table:table-cell>
              <table:table-cell office:value-type="string">
                <text:p>ExecTime10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8:Sheet1.C21</svg:desc>
                </draw:g>
              </table:table-cell>
              <table:table-cell office:value-type="float" office:value="262.869621">
                <text:p>262.869621</text:p>
                <draw:g>
                  <svg:desc>Sheet1.D18:Sheet1.D21</svg:desc>
                </draw:g>
              </table:table-cell>
              <table:table-cell office:value-type="float" office:value="559.172053">
                <text:p>559.172053</text:p>
                <draw:g>
                  <svg:desc>Sheet1.E18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0.806591">
                <text:p>260.806591</text:p>
              </table:table-cell>
              <table:table-cell office:value-type="float" office:value="558.54453">
                <text:p>558.54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8.92849">
                <text:p>258.92849</text:p>
              </table:table-cell>
              <table:table-cell office:value-type="float" office:value="542.425973">
                <text:p>542.425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8.469434">
                <text:p>258.469434</text:p>
              </table:table-cell>
              <table:table-cell office:value-type="float" office:value="566.904383">
                <text:p>566.9043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OMPa</text:p>
        </chart:title>
        <chart:legend chart:legend-position="end" svg:x="12.619cm" svg:y="3.952cm" style:legend-expansion="high" chart:style-name="ch3"/>
        <chart:plot-area chart:style-name="ch4" table:cell-range-address="Sheet1.C12:Sheet1.E15 Sheet1.D10:Sheet1.E11" chart:data-source-has-labels="row" svg:x="0.32cm" svg:y="1.275cm" svg:width="11.979cm" svg:height="6.564cm">
          <chartooo:coordinate-region svg:x="1.127cm" svg:y="1.474cm" svg:width="10.747cm" svg:height="5.718cm"/>
          <chart:axis chart:dimension="x" chart:name="primary-x" chart:style-name="ch5">
            <chart:title svg:x="5.656cm" svg:y="8.019cm" chart:style-name="ch6">
              <text:p>Thread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D12:Sheet1.D15" chart:label-cell-address="Sheet1.D10:Sheet1.D11" chart:class="chart:scatter">
            <chart:domain table:cell-range-address="Sheet1.C12:Sheet1.C15"/>
            <chart:data-point chart:repeated="4"/>
          </chart:series>
          <chart:series chart:style-name="ch9" chart:values-cell-range-address="Sheet1.E12:Sheet1.E15" chart:label-cell-address="Sheet1.E10:Sheet1.E11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xecTime9</text:p>
                <text:list>
                  <text:list-item>
                    <text:p/>
                  </text:list-item>
                  <text:list-item>
                    <text:p>ExecTime9</text:p>
                  </text:list-item>
                </text:list>
                <draw:g>
                  <svg:desc>Sheet1.D10:Sheet1.D11</svg:desc>
                </draw:g>
              </table:table-cell>
              <table:table-cell office:value-type="string">
                <text:p>ExecTime10</text:p>
                <text:list>
                  <text:list-item>
                    <text:p/>
                  </text:list-item>
                  <text:list-item>
                    <text:p>ExecTime10</text:p>
                  </text:list-item>
                </text:list>
                <draw:g>
                  <svg:desc>Sheet1.E10:Sheet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2:Sheet1.C15</svg:desc>
                </draw:g>
              </table:table-cell>
              <table:table-cell office:value-type="float" office:value="432.45038">
                <text:p>432.45038</text:p>
                <draw:g>
                  <svg:desc>Sheet1.D12:Sheet1.D15</svg:desc>
                </draw:g>
              </table:table-cell>
              <table:table-cell office:value-type="float" office:value="869.342371">
                <text:p>869.342371</text:p>
                <draw:g>
                  <svg:desc>Sheet1.E1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9.85735">
                <text:p>299.85735</text:p>
              </table:table-cell>
              <table:table-cell office:value-type="float" office:value="600.93037">
                <text:p>600.93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0.368844">
                <text:p>280.368844</text:p>
              </table:table-cell>
              <table:table-cell office:value-type="float" office:value="604.975194">
                <text:p>604.975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7.496152">
                <text:p>247.496152</text:p>
              </table:table-cell>
              <table:table-cell office:value-type="float" office:value="533.570333">
                <text:p>533.570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POSIXa</text:p>
        </chart:title>
        <chart:legend chart:legend-position="end" svg:x="12.725cm" svg:y="3.952cm" style:legend-expansion="high" chart:style-name="ch3"/>
        <chart:plot-area chart:style-name="ch4" table:cell-range-address="Sheet1.C25:Sheet1.E28 Sheet1.D24:Sheet1.E24" chart:data-source-has-labels="row" svg:x="0.32cm" svg:y="1.275cm" svg:width="12.085cm" svg:height="6.564cm">
          <chartooo:coordinate-region svg:x="1.127cm" svg:y="1.474cm" svg:width="11.038cm" svg:height="5.718cm"/>
          <chart:axis chart:dimension="x" chart:name="primary-x" chart:style-name="ch5">
            <chart:title svg:x="5.709cm" svg:y="8.019cm" chart:style-name="ch6">
              <text:p>Thread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D25:Sheet1.D28" chart:label-cell-address="Sheet1.D24:Sheet1.D24" chart:class="chart:scatter">
            <chart:domain table:cell-range-address="Sheet1.C25:Sheet1.C28"/>
            <chart:data-point chart:repeated="4"/>
          </chart:series>
          <chart:series chart:style-name="ch9" chart:values-cell-range-address="Sheet1.E25:Sheet1.E28" chart:label-cell-address="Sheet1.E24:Sheet1.E24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xecTime9</text:p>
                <draw:g>
                  <svg:desc>Sheet1.D24:Sheet1.D24</svg:desc>
                </draw:g>
              </table:table-cell>
              <table:table-cell office:value-type="string">
                <text:p>ExecTime10</text:p>
                <draw:g>
                  <svg:desc>Sheet1.E24:Sheet1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5:Sheet1.C28</svg:desc>
                </draw:g>
              </table:table-cell>
              <table:table-cell office:value-type="float" office:value="370.427165">
                <text:p>370.427165</text:p>
                <draw:g>
                  <svg:desc>Sheet1.D25:Sheet1.D28</svg:desc>
                </draw:g>
              </table:table-cell>
              <table:table-cell office:value-type="float" office:value="739.97755">
                <text:p>739.97755</text:p>
                <draw:g>
                  <svg:desc>Sheet1.E25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8.419718">
                <text:p>348.419718</text:p>
              </table:table-cell>
              <table:table-cell office:value-type="float" office:value="702.692454">
                <text:p>702.692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4.26237">
                <text:p>384.26237</text:p>
              </table:table-cell>
              <table:table-cell office:value-type="float" office:value="832.864206">
                <text:p>832.864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4.404378">
                <text:p>354.404378</text:p>
              </table:table-cell>
              <table:table-cell office:value-type="float" office:value="716.837633">
                <text:p>716.8376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POSIXb</text:p>
        </chart:title>
        <chart:legend chart:legend-position="end" svg:x="12.725cm" svg:y="3.952cm" style:legend-expansion="high" chart:style-name="ch3"/>
        <chart:plot-area chart:style-name="ch4" table:cell-range-address="Sheet1.C31:Sheet1.E34 Sheet1.D30:Sheet1.E30" chart:data-source-has-labels="row" svg:x="0.32cm" svg:y="1.275cm" svg:width="12.085cm" svg:height="6.564cm">
          <chartooo:coordinate-region svg:x="1.127cm" svg:y="1.474cm" svg:width="11.038cm" svg:height="5.718cm"/>
          <chart:axis chart:dimension="x" chart:name="primary-x" chart:style-name="ch5">
            <chart:title svg:x="5.709cm" svg:y="8.019cm" chart:style-name="ch6">
              <text:p>Thread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D31:Sheet1.D34" chart:label-cell-address="Sheet1.D30:Sheet1.D30" chart:class="chart:scatter">
            <chart:domain table:cell-range-address="Sheet1.C31:Sheet1.C34"/>
            <chart:data-point chart:repeated="4"/>
          </chart:series>
          <chart:series chart:style-name="ch9" chart:values-cell-range-address="Sheet1.E31:Sheet1.E34" chart:label-cell-address="Sheet1.E30:Sheet1.E30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xecTime9</text:p>
                <draw:g>
                  <svg:desc>Sheet1.D30:Sheet1.D30</svg:desc>
                </draw:g>
              </table:table-cell>
              <table:table-cell office:value-type="string">
                <text:p>ExecTime10</text:p>
                <draw:g>
                  <svg:desc>Sheet1.E30:Sheet1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31:Sheet1.C34</svg:desc>
                </draw:g>
              </table:table-cell>
              <table:table-cell office:value-type="float" office:value="373.113231">
                <text:p>373.113231</text:p>
                <draw:g>
                  <svg:desc>Sheet1.D31:Sheet1.D34</svg:desc>
                </draw:g>
              </table:table-cell>
              <table:table-cell office:value-type="float" office:value="745.949357">
                <text:p>745.949357</text:p>
                <draw:g>
                  <svg:desc>Sheet1.E31:Sheet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2.341315">
                <text:p>352.341315</text:p>
              </table:table-cell>
              <table:table-cell office:value-type="float" office:value="708.518332">
                <text:p>708.518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3.77262">
                <text:p>353.77262</text:p>
              </table:table-cell>
              <table:table-cell office:value-type="float" office:value="749.362947">
                <text:p>749.362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5.328703">
                <text:p>355.328703</text:p>
              </table:table-cell>
              <table:table-cell office:value-type="float" office:value="714.916556">
                <text:p>714.9165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348cm" svg:y="0.316cm" chart:style-name="ch2">
          <text:p>Serial</text:p>
        </chart:title>
        <chart:legend chart:legend-position="end" svg:x="12.248cm" svg:y="3.703cm" style:legend-expansion="high" chart:style-name="ch3"/>
        <chart:plot-area chart:style-name="ch4" table:cell-range-address="Sheet1.I3:Sheet1.L9 Sheet1.J2:Sheet1.L2" chart:data-source-has-labels="both" svg:x="0.32cm" svg:y="1.275cm" svg:width="11.608cm" svg:height="6.564cm">
          <chartooo:coordinate-region svg:x="1.127cm" svg:y="1.474cm" svg:width="10.429cm" svg:height="5.718cm"/>
          <chart:axis chart:dimension="x" chart:name="primary-x" chart:style-name="ch5" chartooo:axis-type="auto">
            <chart:title svg:x="5.829cm" svg:y="8.019cm" chart:style-name="ch6">
              <text:p>Set</text:p>
            </chart:title>
            <chart:categories table:cell-range-address="Sheet1.I3:Sheet1.I9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J3:Sheet1.J9" chart:label-cell-address="Sheet1.J2:Sheet1.J2" chart:class="chart:scatter">
            <chart:domain table:cell-range-address="Sheet1.I3:Sheet1.I9"/>
            <chart:data-point chart:repeated="7"/>
          </chart:series>
          <chart:series chart:style-name="ch9" chart:values-cell-range-address="Sheet1.K3:Sheet1.K9" chart:label-cell-address="Sheet1.K2:Sheet1.K2" chart:class="chart:scatter">
            <chart:data-point chart:repeated="7"/>
          </chart:series>
          <chart:series chart:style-name="ch10" chart:values-cell-range-address="Sheet1.L3:Sheet1.L9" chart:label-cell-address="Sheet1.L2:Sheet1.L2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Execution Time</text:p>
                <draw:g>
                  <svg:desc>Sheet1.J2:Sheet1.J2</svg:desc>
                </draw:g>
              </table:table-cell>
              <table:table-cell office:value-type="string">
                <text:p>CalcTIme</text:p>
                <draw:g>
                  <svg:desc>Sheet1.K2:Sheet1.K2</svg:desc>
                </draw:g>
              </table:table-cell>
              <table:table-cell office:value-type="string">
                <text:p>TraceTime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3:Sheet1.I9</svg:desc>
                </draw:g>
              </table:table-cell>
              <table:table-cell office:value-type="float" office:value="1">
                <text:p>1</text:p>
                <draw:g>
                  <svg:desc>Sheet1.I3:Sheet1.I9</svg:desc>
                </draw:g>
              </table:table-cell>
              <table:table-cell office:value-type="float" office:value="0.000406">
                <text:p>0.000406</text:p>
                <draw:g>
                  <svg:desc>Sheet1.J3:Sheet1.J9</svg:desc>
                </draw:g>
              </table:table-cell>
              <table:table-cell office:value-type="float" office:value="0.000041">
                <text:p>0.000041</text:p>
                <draw:g>
                  <svg:desc>Sheet1.K3:Sheet1.K9</svg:desc>
                </draw:g>
              </table:table-cell>
              <table:table-cell office:value-type="float" office:value="0.000017">
                <text:p>0.000017</text:p>
                <draw:g>
                  <svg:desc>Sheet1.L3:Sheet1.L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06">
                <text:p>0.000406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406">
                <text:p>0.000406</text:p>
              </table:table-cell>
              <table:table-cell office:value-type="float" office:value="0.000244">
                <text:p>0.000244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026">
                <text:p>0.001026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556">
                <text:p>0.000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5927">
                <text:p>0.005927</text:p>
              </table:table-cell>
              <table:table-cell office:value-type="float" office:value="0.000461">
                <text:p>0.000461</text:p>
              </table:table-cell>
              <table:table-cell office:value-type="float" office:value="0.004534">
                <text:p>0.0045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39.520815">
                <text:p>439.520815</text:p>
              </table:table-cell>
              <table:table-cell office:value-type="float" office:value="377.713911">
                <text:p>377.713911</text:p>
              </table:table-cell>
              <table:table-cell office:value-type="float" office:value="46.582488">
                <text:p>46.5824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77.42915">
                <text:p>977.42915</text:p>
              </table:table-cell>
              <table:table-cell office:value-type="float" office:value="847.101378">
                <text:p>847.101378</text:p>
              </table:table-cell>
              <table:table-cell office:value-type="float" office:value="97.763439">
                <text:p>97.7634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448cm" svg:y="0.316cm" chart:style-name="ch2">
          <text:p>CUPS - OMPA</text:p>
        </chart:title>
        <chart:legend chart:legend-position="end" svg:x="13.737cm" svg:y="3.454cm" style:legend-expansion="high" chart:style-name="ch3"/>
        <chart:plot-area chart:style-name="ch4" table:cell-range-address="Sheet1.F11:Sheet1.I15" chart:data-source-has-labels="row" svg:x="0.32cm" svg:y="1.275cm" svg:width="13.097cm" svg:height="7.545cm">
          <chartooo:coordinate-region svg:x="3.096cm" svg:y="1.276cm" svg:width="7.544cm" svg:height="7.544cm"/>
          <chart:axis chart:dimension="x" chart:name="primary-x" chart:style-name="ch5" chartooo:axis-type="auto">
            <chartooo:date-scale/>
            <chart:categories table:cell-range-address="Sheet1.F11:Sheet1.I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12:Sheet1.I1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Sheet1.F13:Sheet1.I1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Sheet1.F14:Sheet1.I1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5" chart:values-cell-range-address="Sheet1.F15:Sheet1.I1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PS9e</text:p>
                <draw:g>
                  <svg:desc>Sheet1.F11:Sheet1.I11</svg:desc>
                </draw:g>
              </table:table-cell>
              <table:table-cell office:value-type="string">
                <text:p>CUPS9c</text:p>
              </table:table-cell>
              <table:table-cell office:value-type="string">
                <text:p>CUPS10e</text:p>
              </table:table-cell>
              <table:table-cell office:value-type="string">
                <text:p>CUPS10c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6178708">
                <text:p>46178708</text:p>
                <draw:g>
                  <svg:desc>Sheet1.F12:Sheet1.I12</svg:desc>
                </draw:g>
              </table:table-cell>
              <table:table-cell office:value-type="float" office:value="54168432">
                <text:p>54168432</text:p>
              </table:table-cell>
              <table:table-cell office:value-type="float" office:value="45951976">
                <text:p>45951976</text:p>
              </table:table-cell>
              <table:table-cell office:value-type="float" office:value="53910372">
                <text:p>53910372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66598332">
                <text:p>66598332</text:p>
                <draw:g>
                  <svg:desc>Sheet1.F13:Sheet1.I13</svg:desc>
                </draw:g>
              </table:table-cell>
              <table:table-cell office:value-type="float" office:value="89539640">
                <text:p>89539640</text:p>
              </table:table-cell>
              <table:table-cell office:value-type="float" office:value="66476920">
                <text:p>66476920</text:p>
              </table:table-cell>
              <table:table-cell office:value-type="float" office:value="89444928">
                <text:p>89444928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71227600">
                <text:p>71227600</text:p>
                <draw:g>
                  <svg:desc>Sheet1.F14:Sheet1.I14</svg:desc>
                </draw:g>
              </table:table-cell>
              <table:table-cell office:value-type="float" office:value="95729656">
                <text:p>95729656</text:p>
              </table:table-cell>
              <table:table-cell office:value-type="float" office:value="66032460">
                <text:p>66032460</text:p>
              </table:table-cell>
              <table:table-cell office:value-type="float" office:value="88874664">
                <text:p>88874664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80688120">
                <text:p>80688120</text:p>
                <draw:g>
                  <svg:desc>Sheet1.F15:Sheet1.I15</svg:desc>
                </draw:g>
              </table:table-cell>
              <table:table-cell office:value-type="float" office:value="114581968">
                <text:p>114581968</text:p>
              </table:table-cell>
              <table:table-cell office:value-type="float" office:value="74869232">
                <text:p>74869232</text:p>
              </table:table-cell>
              <table:table-cell office:value-type="float" office:value="105255752">
                <text:p>1052557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6cm" chart:style-name="ch2">
          <text:p>CUPS-Serial</text:p>
        </chart:title>
        <chart:legend chart:legend-position="end" svg:x="14.875cm" svg:y="2.707cm" style:legend-expansion="high" chart:style-name="ch3"/>
        <chart:plot-area chart:style-name="ch4" table:cell-range-address="Sheet1.E2:Sheet1.F9 Sheet1.D3:Sheet1.D9" chart:data-source-has-labels="both" svg:x="0.32cm" svg:y="1.275cm" svg:width="14.235cm" svg:height="7.545cm">
          <chartooo:coordinate-region svg:x="2.238cm" svg:y="1.474cm" svg:width="12.317cm" svg:height="6.699cm"/>
          <chart:axis chart:dimension="x" chart:name="primary-x" chart:style-name="ch5" chartooo:axis-type="auto">
            <chartooo:date-scale/>
            <chart:categories table:cell-range-address="Sheet1.E2:Sheet1.F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3:Sheet1.F3" chart:label-cell-address="Sheet1.D3:Sheet1.D3" chart:class="chart:bar">
            <chart:data-point chart:repeated="2"/>
          </chart:series>
          <chart:series chart:style-name="ch9" chart:values-cell-range-address="Sheet1.E4:Sheet1.F4" chart:label-cell-address="Sheet1.D4:Sheet1.D4" chart:class="chart:bar">
            <chart:data-point chart:repeated="2"/>
          </chart:series>
          <chart:series chart:style-name="ch10" chart:values-cell-range-address="Sheet1.E5:Sheet1.F5" chart:label-cell-address="Sheet1.D5:Sheet1.D5" chart:class="chart:bar">
            <chart:data-point chart:repeated="2"/>
          </chart:series>
          <chart:series chart:style-name="ch11" chart:values-cell-range-address="Sheet1.E6:Sheet1.F6" chart:label-cell-address="Sheet1.D6:Sheet1.D6" chart:class="chart:bar">
            <chart:data-point chart:repeated="2"/>
          </chart:series>
          <chart:series chart:style-name="ch12" chart:values-cell-range-address="Sheet1.E7:Sheet1.F7" chart:label-cell-address="Sheet1.D7:Sheet1.D7" chart:class="chart:bar">
            <chart:data-point chart:repeated="2"/>
          </chart:series>
          <chart:series chart:style-name="ch13" chart:values-cell-range-address="Sheet1.E8:Sheet1.F8" chart:label-cell-address="Sheet1.D8:Sheet1.D8" chart:class="chart:bar">
            <chart:data-point chart:repeated="2"/>
          </chart:series>
          <chart:series chart:style-name="ch14" chart:values-cell-range-address="Sheet1.E9:Sheet1.F9" chart:label-cell-address="Sheet1.D9:Sheet1.D9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PSexec</text:p>
                <draw:g>
                  <svg:desc>Sheet1.E2:Sheet1.F2</svg:desc>
                </draw:g>
              </table:table-cell>
              <table:table-cell office:value-type="string">
                <text:p>CUPScal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D3:Sheet1.D3</svg:desc>
                </draw:g>
              </table:table-cell>
              <table:table-cell office:value-type="float" office:value="992545">
                <text:p>992545</text:p>
                <draw:g>
                  <svg:desc>Sheet1.E3:Sheet1.F3</svg:desc>
                </draw:g>
              </table:table-cell>
              <table:table-cell office:value-type="float" office:value="9827352">
                <text:p>9827352</text:p>
              </table:table-cell>
            </table:table-row>
            <table:table-row>
              <table:table-cell office:value-type="string">
                <text:p>2</text:p>
                <draw:g>
                  <svg:desc>Sheet1.D4:Sheet1.D4</svg:desc>
                </draw:g>
              </table:table-cell>
              <table:table-cell office:value-type="float" office:value="2428390">
                <text:p>2428390</text:p>
                <draw:g>
                  <svg:desc>Sheet1.E4:Sheet1.F4</svg:desc>
                </draw:g>
              </table:table-cell>
              <table:table-cell office:value-type="float" office:value="13781285">
                <text:p>13781285</text:p>
              </table:table-cell>
            </table:table-row>
            <table:table-row>
              <table:table-cell office:value-type="string">
                <text:p>3</text:p>
                <draw:g>
                  <svg:desc>Sheet1.D5:Sheet1.D5</svg:desc>
                </draw:g>
              </table:table-cell>
              <table:table-cell office:value-type="float" office:value="6478966">
                <text:p>6478966</text:p>
                <draw:g>
                  <svg:desc>Sheet1.E5:Sheet1.F5</svg:desc>
                </draw:g>
              </table:table-cell>
              <table:table-cell office:value-type="float" office:value="16149915">
                <text:p>16149915</text:p>
              </table:table-cell>
            </table:table-row>
            <table:table-row>
              <table:table-cell office:value-type="string">
                <text:p>4</text:p>
                <draw:g>
                  <svg:desc>Sheet1.D6:Sheet1.D6</svg:desc>
                </draw:g>
              </table:table-cell>
              <table:table-cell office:value-type="float" office:value="14434917">
                <text:p>14434917</text:p>
                <draw:g>
                  <svg:desc>Sheet1.E6:Sheet1.F6</svg:desc>
                </draw:g>
              </table:table-cell>
              <table:table-cell office:value-type="float" office:value="26635270">
                <text:p>26635270</text:p>
              </table:table-cell>
            </table:table-row>
            <table:table-row>
              <table:table-cell office:value-type="string">
                <text:p>5</text:p>
                <draw:g>
                  <svg:desc>Sheet1.D7:Sheet1.D7</svg:desc>
                </draw:g>
              </table:table-cell>
              <table:table-cell office:value-type="float" office:value="18426930">
                <text:p>18426930</text:p>
                <draw:g>
                  <svg:desc>Sheet1.E7:Sheet1.F7</svg:desc>
                </draw:g>
              </table:table-cell>
              <table:table-cell office:value-type="float" office:value="24088630">
                <text:p>24088630</text:p>
              </table:table-cell>
            </table:table-row>
            <table:table-row>
              <table:table-cell office:value-type="string">
                <text:p>9</text:p>
                <draw:g>
                  <svg:desc>Sheet1.D8:Sheet1.D8</svg:desc>
                </draw:g>
              </table:table-cell>
              <table:table-cell office:value-type="float" office:value="45435844">
                <text:p>45435844</text:p>
                <draw:g>
                  <svg:desc>Sheet1.E8:Sheet1.F8</svg:desc>
                </draw:g>
              </table:table-cell>
              <table:table-cell office:value-type="float" office:value="52870704">
                <text:p>52870704</text:p>
              </table:table-cell>
            </table:table-row>
            <table:table-row>
              <table:table-cell office:value-type="string">
                <text:p>10</text:p>
                <draw:g>
                  <svg:desc>Sheet1.D9:Sheet1.D9</svg:desc>
                </draw:g>
              </table:table-cell>
              <table:table-cell office:value-type="float" office:value="40870480">
                <text:p>40870480</text:p>
                <draw:g>
                  <svg:desc>Sheet1.E9:Sheet1.F9</svg:desc>
                </draw:g>
              </table:table-cell>
              <table:table-cell office:value-type="float" office:value="47158464">
                <text:p>471584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